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778" officeooo:paragraph-rsid="00179778"/>
    </style:style>
    <style:style style:name="P2" style:family="paragraph" style:parent-style-name="Standard">
      <style:text-properties officeooo:rsid="0018dc3d" officeooo:paragraph-rsid="0018d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des procédure disponibles :</text:p>
      <text:p text:style-name="P1"/>
      <text:p text:style-name="P1">augmenter( id session :int , id classe :int)</text:p>
      <text:p text:style-name="P1"><text:s/># augmente les tours d’une classe par rapport à une session de 1</text:p>
      <text:p text:style-name="P1"/>
      <text:p text:style-name="P1">reduire ( id session :int , id classe :int)</text:p>
      <text:p text:style-name="P1"># diminue les tours d’une classe par rapport à une session de 1</text:p>
      <text:p text:style-name="P1"/>
      <text:p text:style-name="P2">insertClasse( nom de la classe :varchar(50), in nb élève :int) </text:p>
      <text:p text:style-name="P2">#insert une nouvelle classe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3T17:39:34.877000000</meta:creation-date>
    <meta:generator>LibreOffice/7.0.1.2$Windows_X86_64 LibreOffice_project/7cbcfc562f6eb6708b5ff7d7397325de9e764452</meta:generator>
    <dc:date>2024-02-23T17:50:11.925000000</dc:date>
    <meta:editing-duration>PT10M37S</meta:editing-duration>
    <meta:editing-cycles>2</meta:editing-cycles>
    <meta:document-statistic meta:table-count="0" meta:image-count="0" meta:object-count="0" meta:page-count="1" meta:paragraph-count="7" meta:word-count="62" meta:character-count="344" meta:non-whitespace-character-count="287"/>
  </office:meta>
</office:document-meta>
</file>